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unt_res" table:style-name="ta1">
        <table:shapes>
          <draw:frame draw:z-index="0" draw:style-name="gr1" draw:text-style-name="P1" svg:width="230.64mm" svg:height="129.36mm" svg:x="15.41mm" svg:y="1.06mm">
            <loext:p draw:notify-on-update-of-ranges="count_res.A1:count_res.A99 count_res.B1:count_res.B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0007" calcext:value-type="float">
            <text:p>0.00000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00005" calcext:value-type="float">
            <text:p>0.000005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00008" calcext:value-type="float">
            <text:p>0.000008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000011" calcext:value-type="float">
            <text:p>0.000011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000013" calcext:value-type="float">
            <text:p>0.000013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000014" calcext:value-type="float">
            <text:p>0.000014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00018" calcext:value-type="float">
            <text:p>0.000018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.000016" calcext:value-type="float">
            <text:p>0.000016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.000019" calcext:value-type="float">
            <text:p>0.00001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.000035" calcext:value-type="float">
            <text:p>0.000035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.000033" calcext:value-type="float">
            <text:p>0.000033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.000036" calcext:value-type="float">
            <text:p>0.000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8T15:39:20.490940123</dc:date>
    <meta:editing-duration>PT1M33S</meta:editing-duration>
    <meta:editing-cycles>1</meta:editing-cycles>
    <meta:document-statistic meta:table-count="1" meta:cell-count="19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65cm" svg:height="12.937cm" xlink:href=".." xlink:type="simple" chart:class="chart:scatter" chart:style-name="ch1">
        <chart:legend chart:legend-position="end" svg:x="20.213cm" svg:y="6.169cm" style:legend-expansion="high" chart:style-name="ch2"/>
        <chart:plot-area chart:style-name="ch3" table:cell-range-address="count_res.A1:count_res.B99" svg:x="0.461cm" svg:y="0.258cm" svg:width="19.291cm" svg:height="12.421cm">
          <chartooo:coordinate-region svg:x="2.114cm" svg:y="0.457cm" svg:width="16.988cm" svg:height="11.5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unt_res.B1:count_res.B99" chart:class="chart:scatter">
            <chart:domain table:cell-range-address="count_res.A1:count_res.A99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count_res.A1:count_res.A99</svg:desc>
                </draw:g>
              </table:table-cell>
              <table:table-cell office:value-type="float" office:value="0.000002">
                <text:p>0.000002</text:p>
                <draw:g>
                  <svg:desc>count_res.B1:count_res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00">
                <text:p>26000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00">
                <text:p>27000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00">
                <text:p>280000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0">
                <text:p>290000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00">
                <text:p>300000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00">
                <text:p>310000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00">
                <text:p>32000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00">
                <text:p>330000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00">
                <text:p>340000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00">
                <text:p>350000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00">
                <text:p>360000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00">
                <text:p>370000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00">
                <text:p>380000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00">
                <text:p>390000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00">
                <text:p>40000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00">
                <text:p>410000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00">
                <text:p>420000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00">
                <text:p>44000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00">
                <text:p>45000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00">
                <text:p>460000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00">
                <text:p>470000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00">
                <text:p>48000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00">
                <text:p>490000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00">
                <text:p>500000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00">
                <text:p>51000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00">
                <text:p>52000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00">
                <text:p>530000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00">
                <text:p>540000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00">
                <text:p>550000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00">
                <text:p>560000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00">
                <text:p>57000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00">
                <text:p>58000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00">
                <text:p>59000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00">
                <text:p>600000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00">
                <text:p>61000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00">
                <text:p>620000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00">
                <text:p>63000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00">
                <text:p>640000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00">
                <text:p>65000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00">
                <text:p>66000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00">
                <text:p>67000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00">
                <text:p>680000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00">
                <text:p>690000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00">
                <text:p>700000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00">
                <text:p>71000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00">
                <text:p>720000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00">
                <text:p>730000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00">
                <text:p>740000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00">
                <text:p>750000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00">
                <text:p>760000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00">
                <text:p>770000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00">
                <text:p>780000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00">
                <text:p>790000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00">
                <text:p>800000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00">
                <text:p>810000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00">
                <text:p>820000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00">
                <text:p>83000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00">
                <text:p>84000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00">
                <text:p>850000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00">
                <text:p>86000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00">
                <text:p>870000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00">
                <text:p>880000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00">
                <text:p>890000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00">
                <text:p>900000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00">
                <text:p>910000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00">
                <text:p>920000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00">
                <text:p>930000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00">
                <text:p>940000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00">
                <text:p>950000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00">
                <text:p>960000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00">
                <text:p>970000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00">
                <text:p>980000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00">
                <text:p>990000</text:p>
              </table:table-cell>
              <table:table-cell office:value-type="float" office:value="0.000036">
                <text:p>0.000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